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402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9.9098in" svg:y="4.0331in">
            <draw:object draw:notify-on-update-of-ranges="Sheet1.G24:Sheet1.G24 Sheet1.G25:Sheet1.G41 Sheet1.I24:Sheet1.I24 Sheet1.I25:Sheet1.I41 Sheet1.G24:Sheet1.G24 Sheet1.G25:Sheet1.G41 Sheet1.J24:Sheet1.J24 Sheet1.J25:Sheet1.J41 Sheet1.G24:Sheet1.G24 Sheet1.G25:Sheet1.G41 Sheet1.K24:Sheet1.K24 Sheet1.K25:Sheet1.K41 Sheet1.G24:Sheet1.G24 Sheet1.G25:Sheet1.G41 Sheet1.L24:Sheet1.L24 Sheet1.L25:Sheet1.L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5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9"/>
          <table:table-cell table:style-name="ce1" office:value-type="string" table:number-columns-spanned="3" table:number-rows-spanned="1">
            <text:p>Lanczos</text:p>
          </table:table-cell>
          <table:covered-table-cell table:number-columns-repeated="2"/>
          <table:table-cell table:number-columns-repeated="3"/>
          <table:table-cell table:style-name="ce1" office:value-type="string" table:number-columns-spanned="4" table:number-rows-spanned="1">
            <text:p>CVMC</text:p>
          </table:table-cell>
          <table:covered-table-cell table:number-columns-repeated="3"/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formula="of:=[.D5]/2" office:value-type="float" office:value="0">
            <text:p>0</text:p>
          </table:table-cell>
          <table:table-cell office:value-type="float" office:value="-4.47214">
            <text:p>-4.47214</text:p>
          </table:table-cell>
          <table:table-cell office:value-type="float" office:value="-9.51754">
            <text:p>-9.51754</text:p>
          </table:table-cell>
          <table:table-cell office:value-type="float" office:value="-14.5925">
            <text:p>-14.5925</text:p>
          </table:table-cell>
          <table:table-cell office:value-type="float" office:value="-19.6759">
            <text:p>-19.6759</text:p>
          </table:table-cell>
          <table:table-cell table:formula="of:=[.F5]/[.$J$4]+[.E5]" office:value-type="float" office:value="-1.118035">
            <text:p>-1.118035</text:p>
          </table:table-cell>
          <table:table-cell table:formula="of:=[.G5]/[.$K$4]+[.E5]" office:value-type="float" office:value="-1.1896925">
            <text:p>-1.1896925</text:p>
          </table:table-cell>
          <table:table-cell table:formula="of:=[.H5]/[.$L$4]+[.E5]" office:value-type="float" office:value="-1.21604166666667">
            <text:p>-1.2160416667</text:p>
          </table:table-cell>
          <table:table-cell table:formula="of:=[.I5]/[.$M$4]+[.E5]" office:value-type="float" office:value="-1.22974375">
            <text:p>-1.2297437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D6]/2" office:value-type="float" office:value="0.5">
            <text:p>0.5</text:p>
          </table:table-cell>
          <table:table-cell office:value-type="float" office:value="-5.57537">
            <text:p>-5.57537</text:p>
          </table:table-cell>
          <table:table-cell office:value-type="float" office:value="-11.6948">
            <text:p>-11.6948</text:p>
          </table:table-cell>
          <table:table-cell office:value-type="float" office:value="-17.8406">
            <text:p>-17.8406</text:p>
          </table:table-cell>
          <table:table-cell office:value-type="float" office:value="-23.9939">
            <text:p>-23.9939</text:p>
          </table:table-cell>
          <table:table-cell table:formula="of:=[.F6]/[.$J$4]+[.E6]" office:value-type="float" office:value="-0.8938425">
            <text:p>-0.8938425</text:p>
          </table:table-cell>
          <table:table-cell table:formula="of:=[.G6]/[.$K$4]+[.E6]" office:value-type="float" office:value="-0.96185">
            <text:p>-0.96185</text:p>
          </table:table-cell>
          <table:table-cell table:formula="of:=[.H6]/[.$L$4]+[.E6]" office:value-type="float" office:value="-0.986716666666666">
            <text:p>-0.9867166667</text:p>
          </table:table-cell>
          <table:table-cell table:formula="of:=[.I6]/[.$M$4]+[.E6]" office:value-type="float" office:value="-0.99961875">
            <text:p>-0.99961875</text:p>
          </table:table-cell>
          <table:table-cell table:number-columns-repeated="2" office:value-type="float" office:value="0">
            <text:p>0</text:p>
          </table:table-cell>
          <table:table-cell office:value-type="float" office:value="-1.11814">
            <text:p>-1.11814</text:p>
          </table:table-cell>
          <table:table-cell office:value-type="float" office:value="-1.18365">
            <text:p>-1.18365</text:p>
          </table:table-cell>
          <table:table-cell office:value-type="float" office:value="-1.20949">
            <text:p>-1.20949</text:p>
          </table:table-cell>
          <table:table-cell office:value-type="float" office:value="-1.22344">
            <text:p>-1.22344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formula="of:=[.D7]/2" office:value-type="float" office:value="1">
            <text:p>1</text:p>
          </table:table-cell>
          <table:table-cell office:value-type="float" office:value="-6.87594">
            <text:p>-6.87594</text:p>
          </table:table-cell>
          <table:table-cell office:value-type="float" office:value="-14.2256">
            <text:p>-14.2256</text:p>
          </table:table-cell>
          <table:table-cell office:value-type="float" office:value="-21.5938">
            <text:p>-21.5938</text:p>
          </table:table-cell>
          <table:table-cell office:value-type="float" office:value="-28.9667">
            <text:p>-28.9667</text:p>
          </table:table-cell>
          <table:table-cell table:formula="of:=[.F7]/[.$J$4]+[.E7]" office:value-type="float" office:value="-0.718985">
            <text:p>-0.718985</text:p>
          </table:table-cell>
          <table:table-cell table:formula="of:=[.G7]/[.$K$4]+[.E7]" office:value-type="float" office:value="-0.7782">
            <text:p>-0.7782</text:p>
          </table:table-cell>
          <table:table-cell table:formula="of:=[.H7]/[.$L$4]+[.E7]" office:value-type="float" office:value="-0.799483333333334">
            <text:p>-0.7994833333</text:p>
          </table:table-cell>
          <table:table-cell table:formula="of:=[.I7]/[.$M$4]+[.E7]" office:value-type="float" office:value="-0.81041875">
            <text:p>-0.810418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0.89319">
            <text:p>-0.89319</text:p>
          </table:table-cell>
          <table:table-cell office:value-type="float" office:value="-0.95535">
            <text:p>-0.95535</text:p>
          </table:table-cell>
          <table:table-cell office:value-type="float" office:value="-0.9802">
            <text:p>-0.9802</text:p>
          </table:table-cell>
          <table:table-cell office:value-type="float" office:value="-0.99382">
            <text:p>-0.99382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formula="of:=[.D8]/2" office:value-type="float" office:value="1.5">
            <text:p>1.5</text:p>
          </table:table-cell>
          <table:table-cell office:value-type="float" office:value="-8.34743">
            <text:p>-8.34743</text:p>
          </table:table-cell>
          <table:table-cell office:value-type="float" office:value="-17.0904">
            <text:p>-17.0904</text:p>
          </table:table-cell>
          <table:table-cell office:value-type="float" office:value="-25.8448">
            <text:p>-25.8448</text:p>
          </table:table-cell>
          <table:table-cell office:value-type="float" office:value="-34.602">
            <text:p>-34.602</text:p>
          </table:table-cell>
          <table:table-cell table:formula="of:=[.F8]/[.$J$4]+[.E8]" office:value-type="float" office:value="-0.5868575">
            <text:p>-0.5868575</text:p>
          </table:table-cell>
          <table:table-cell table:formula="of:=[.G8]/[.$K$4]+[.E8]" office:value-type="float" office:value="-0.6363">
            <text:p>-0.6363</text:p>
          </table:table-cell>
          <table:table-cell table:formula="of:=[.H8]/[.$L$4]+[.E8]" office:value-type="float" office:value="-0.653733333333333">
            <text:p>-0.6537333333</text:p>
          </table:table-cell>
          <table:table-cell table:formula="of:=[.I8]/[.$M$4]+[.E8]" office:value-type="float" office:value="-0.662625">
            <text:p>-0.6626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.71648">
            <text:p>-0.71648</text:p>
          </table:table-cell>
          <table:table-cell office:value-type="float" office:value="-0.77219">
            <text:p>-0.77219</text:p>
          </table:table-cell>
          <table:table-cell office:value-type="float" office:value="-0.79357">
            <text:p>-0.79357</text:p>
          </table:table-cell>
          <table:table-cell office:value-type="float" office:value="-0.80504">
            <text:p>-0.80504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formula="of:=[.D9]/2" office:value-type="float" office:value="2">
            <text:p>2</text:p>
          </table:table-cell>
          <table:table-cell office:value-type="float" office:value="-9.95315">
            <text:p>-9.95315</text:p>
          </table:table-cell>
          <table:table-cell office:value-type="float" office:value="-20.2358">
            <text:p>-20.2358</text:p>
          </table:table-cell>
          <table:table-cell office:value-type="float" office:value="-30.5262">
            <text:p>-30.5262</text:p>
          </table:table-cell>
          <table:table-cell office:value-type="float" office:value="-40.8188">
            <text:p>-40.8188</text:p>
          </table:table-cell>
          <table:table-cell table:formula="of:=[.F9]/[.$J$4]+[.E9]" office:value-type="float" office:value="-0.4882875">
            <text:p>-0.4882875</text:p>
          </table:table-cell>
          <table:table-cell table:formula="of:=[.G9]/[.$K$4]+[.E9]" office:value-type="float" office:value="-0.529475">
            <text:p>-0.529475</text:p>
          </table:table-cell>
          <table:table-cell table:formula="of:=[.H9]/[.$L$4]+[.E9]" office:value-type="float" office:value="-0.54385">
            <text:p>-0.54385</text:p>
          </table:table-cell>
          <table:table-cell table:formula="of:=[.I9]/[.$M$4]+[.E9]" office:value-type="float" office:value="-0.551175">
            <text:p>-0.551175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-0.57881">
            <text:p>-0.57881</text:p>
          </table:table-cell>
          <table:table-cell office:value-type="float" office:value="-0.62841">
            <text:p>-0.62841</text:p>
          </table:table-cell>
          <table:table-cell office:value-type="float" office:value="-0.64746">
            <text:p>-0.64746</text:p>
          </table:table-cell>
          <table:table-cell office:value-type="float" office:value="-0.65714">
            <text:p>-0.65714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formula="of:=[.D10]/2" office:value-type="float" office:value="2.5">
            <text:p>2.5</text:p>
          </table:table-cell>
          <table:table-cell office:value-type="float" office:value="-11.6574">
            <text:p>-11.6574</text:p>
          </table:table-cell>
          <table:table-cell office:value-type="float" office:value="-23.5935">
            <text:p>-23.5935</text:p>
          </table:table-cell>
          <table:table-cell office:value-type="float" office:value="-35.5356">
            <text:p>-35.5356</text:p>
          </table:table-cell>
          <table:table-cell office:value-type="float" office:value="-47.4795">
            <text:p>-47.4795</text:p>
          </table:table-cell>
          <table:table-cell table:formula="of:=[.F10]/[.$J$4]+[.E10]" office:value-type="float" office:value="-0.41435">
            <text:p>-0.41435</text:p>
          </table:table-cell>
          <table:table-cell table:formula="of:=[.G10]/[.$K$4]+[.E10]" office:value-type="float" office:value="-0.4491875">
            <text:p>-0.4491875</text:p>
          </table:table-cell>
          <table:table-cell table:formula="of:=[.H10]/[.$L$4]+[.E10]" office:value-type="float" office:value="-0.4613">
            <text:p>-0.4613</text:p>
          </table:table-cell>
          <table:table-cell table:formula="of:=[.I10]/[.$M$4]+[.E10]" office:value-type="float" office:value="-0.46746875">
            <text:p>-0.4674687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0.47933">
            <text:p>-0.47933</text:p>
          </table:table-cell>
          <table:table-cell office:value-type="float" office:value="-0.52144">
            <text:p>-0.52144</text:p>
          </table:table-cell>
          <table:table-cell office:value-type="float" office:value="-0.53706">
            <text:p>-0.53706</text:p>
          </table:table-cell>
          <table:table-cell office:value-type="float" office:value="-0.54599">
            <text:p>-0.54599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formula="of:=[.D11]/2" office:value-type="float" office:value="3">
            <text:p>3</text:p>
          </table:table-cell>
          <table:table-cell office:value-type="float" office:value="-13.4319">
            <text:p>-13.4319</text:p>
          </table:table-cell>
          <table:table-cell office:value-type="float" office:value="-27.1039">
            <text:p>-27.1039</text:p>
          </table:table-cell>
          <table:table-cell office:value-type="float" office:value="-40.7809">
            <text:p>-40.7809</text:p>
          </table:table-cell>
          <table:table-cell office:value-type="float" office:value="-54.4594">
            <text:p>-54.4594</text:p>
          </table:table-cell>
          <table:table-cell table:formula="of:=[.F11]/[.$J$4]+[.E11]" office:value-type="float" office:value="-0.357975">
            <text:p>-0.357975</text:p>
          </table:table-cell>
          <table:table-cell table:formula="of:=[.G11]/[.$K$4]+[.E11]" office:value-type="float" office:value="-0.3879875">
            <text:p>-0.3879875</text:p>
          </table:table-cell>
          <table:table-cell table:formula="of:=[.H11]/[.$L$4]+[.E11]" office:value-type="float" office:value="-0.398408333333334">
            <text:p>-0.3984083333</text:p>
          </table:table-cell>
          <table:table-cell table:formula="of:=[.I11]/[.$M$4]+[.E11]" office:value-type="float" office:value="-0.4037125">
            <text:p>-0.4037125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-0.40375">
            <text:p>-0.40375</text:p>
          </table:table-cell>
          <table:table-cell office:value-type="float" office:value="-0.44072">
            <text:p>-0.44072</text:p>
          </table:table-cell>
          <table:table-cell office:value-type="float" office:value="-0.45547">
            <text:p>-0.45547</text:p>
          </table:table-cell>
          <table:table-cell office:value-type="float" office:value="-0.4627">
            <text:p>-0.4627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formula="of:=[.D12]/2" office:value-type="float" office:value="3.5">
            <text:p>3.5</text:p>
          </table:table-cell>
          <table:table-cell office:value-type="float" office:value="-15.2565">
            <text:p>-15.2565</text:p>
          </table:table-cell>
          <table:table-cell office:value-type="float" office:value="-30.7231">
            <text:p>-30.7231</text:p>
          </table:table-cell>
          <table:table-cell office:value-type="float" office:value="-46.1941">
            <text:p>-46.1941</text:p>
          </table:table-cell>
          <table:table-cell office:value-type="float" office:value="-61.6664">
            <text:p>-61.6664</text:p>
          </table:table-cell>
          <table:table-cell table:formula="of:=[.F12]/[.$J$4]+[.E12]" office:value-type="float" office:value="-0.314125">
            <text:p>-0.314125</text:p>
          </table:table-cell>
          <table:table-cell table:formula="of:=[.G12]/[.$K$4]+[.E12]" office:value-type="float" office:value="-0.3403875">
            <text:p>-0.3403875</text:p>
          </table:table-cell>
          <table:table-cell table:formula="of:=[.H12]/[.$L$4]+[.E12]" office:value-type="float" office:value="-0.349508333333333">
            <text:p>-0.3495083333</text:p>
          </table:table-cell>
          <table:table-cell table:formula="of:=[.I12]/[.$M$4]+[.E12]" office:value-type="float" office:value="-0.35415">
            <text:p>-0.354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-0.34667">
            <text:p>-0.34667</text:p>
          </table:table-cell>
          <table:table-cell office:value-type="float" office:value="-0.38006">
            <text:p>-0.38006</text:p>
          </table:table-cell>
          <table:table-cell office:value-type="float" office:value="-0.39266">
            <text:p>-0.39266</text:p>
          </table:table-cell>
          <table:table-cell office:value-type="float" office:value="-0.39948">
            <text:p>-0.39948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formula="of:=[.D13]/2" office:value-type="float" office:value="4">
            <text:p>4</text:p>
          </table:table-cell>
          <table:table-cell office:value-type="float" office:value="-17.1172">
            <text:p>-17.1172</text:p>
          </table:table-cell>
          <table:table-cell office:value-type="float" office:value="-34.4208">
            <text:p>-34.4208</text:p>
          </table:table-cell>
          <table:table-cell office:value-type="float" office:value="-51.7284">
            <text:p>-51.7284</text:p>
          </table:table-cell>
          <table:table-cell office:value-type="float" office:value="-69.0371">
            <text:p>-69.0371</text:p>
          </table:table-cell>
          <table:table-cell table:formula="of:=[.F13]/[.$J$4]+[.E13]" office:value-type="float" office:value="-0.2793">
            <text:p>-0.2793</text:p>
          </table:table-cell>
          <table:table-cell table:formula="of:=[.G13]/[.$K$4]+[.E13]" office:value-type="float" office:value="-0.3026">
            <text:p>-0.3026</text:p>
          </table:table-cell>
          <table:table-cell table:formula="of:=[.H13]/[.$L$4]+[.E13]" office:value-type="float" office:value="-0.3107">
            <text:p>-0.3107</text:p>
          </table:table-cell>
          <table:table-cell table:formula="of:=[.I13]/[.$M$4]+[.E13]" office:value-type="float" office:value="-0.31481875">
            <text:p>-0.31481875</text:p>
          </table:table-cell>
          <table:table-cell office:value-type="float" office:value="7">
            <text:p>7</text:p>
          </table:table-cell>
          <table:table-cell office:value-type="float" office:value="3.5">
            <text:p>3.5</text:p>
          </table:table-cell>
          <table:table-cell office:value-type="float" office:value="-0.30412">
            <text:p>-0.30412</text:p>
          </table:table-cell>
          <table:table-cell office:value-type="float" office:value="-0.33389">
            <text:p>-0.33389</text:p>
          </table:table-cell>
          <table:table-cell office:value-type="float" office:value="-0.34435">
            <text:p>-0.34435</text:p>
          </table:table-cell>
          <table:table-cell office:value-type="float" office:value="-0.35041">
            <text:p>-0.35041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formula="of:=[.D14]/2" office:value-type="float" office:value="4.5">
            <text:p>4.5</text:p>
          </table:table-cell>
          <table:table-cell office:value-type="float" office:value="-19.0044">
            <text:p>-19.0044</text:p>
          </table:table-cell>
          <table:table-cell office:value-type="float" office:value="-38.1762">
            <text:p>-38.1762</text:p>
          </table:table-cell>
          <table:table-cell office:value-type="float" office:value="-57.3516">
            <text:p>-57.3516</text:p>
          </table:table-cell>
          <table:table-cell office:value-type="float" office:value="-76.528">
            <text:p>-76.528</text:p>
          </table:table-cell>
          <table:table-cell table:formula="of:=[.F14]/[.$J$4]+[.E14]" office:value-type="float" office:value="-0.2511">
            <text:p>-0.2511</text:p>
          </table:table-cell>
          <table:table-cell table:formula="of:=[.G14]/[.$K$4]+[.E14]" office:value-type="float" office:value="-0.272025">
            <text:p>-0.272025</text:p>
          </table:table-cell>
          <table:table-cell table:formula="of:=[.H14]/[.$L$4]+[.E14]" office:value-type="float" office:value="-0.2793">
            <text:p>-0.2793</text:p>
          </table:table-cell>
          <table:table-cell table:formula="of:=[.I14]/[.$M$4]+[.E14]" office:value-type="float" office:value="-0.283">
            <text:p>-0.28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0.26788">
            <text:p>-0.26788</text:p>
          </table:table-cell>
          <table:table-cell office:value-type="float" office:value="-0.29534">
            <text:p>-0.29534</text:p>
          </table:table-cell>
          <table:table-cell office:value-type="float" office:value="-0.30591">
            <text:p>-0.30591</text:p>
          </table:table-cell>
          <table:table-cell office:value-type="float" office:value="-0.31145">
            <text:p>-0.31145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D15]/2" office:value-type="float" office:value="5">
            <text:p>5</text:p>
          </table:table-cell>
          <table:table-cell office:value-type="float" office:value="-20.9115">
            <text:p>-20.9115</text:p>
          </table:table-cell>
          <table:table-cell office:value-type="float" office:value="-41.9748">
            <text:p>-41.9748</text:p>
          </table:table-cell>
          <table:table-cell office:value-type="float" office:value="-63.0414">
            <text:p>-63.0414</text:p>
          </table:table-cell>
          <table:table-cell office:value-type="float" office:value="-84.1089">
            <text:p>-84.1089</text:p>
          </table:table-cell>
          <table:table-cell table:formula="of:=[.F15]/[.$J$4]+[.E15]" office:value-type="float" office:value="-0.227875">
            <text:p>-0.227875</text:p>
          </table:table-cell>
          <table:table-cell table:formula="of:=[.G15]/[.$K$4]+[.E15]" office:value-type="float" office:value="-0.24685">
            <text:p>-0.24685</text:p>
          </table:table-cell>
          <table:table-cell table:formula="of:=[.H15]/[.$L$4]+[.E15]" office:value-type="float" office:value="-0.25345">
            <text:p>-0.25345</text:p>
          </table:table-cell>
          <table:table-cell table:formula="of:=[.I15]/[.$M$4]+[.E15]" office:value-type="float" office:value="-0.25680625">
            <text:p>-0.25680625</text:p>
          </table:table-cell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  <table:table-cell office:value-type="float" office:value="-0.2413">
            <text:p>-0.2413</text:p>
          </table:table-cell>
          <table:table-cell office:value-type="float" office:value="-0.26501">
            <text:p>-0.26501</text:p>
          </table:table-cell>
          <table:table-cell office:value-type="float" office:value="-0.27454">
            <text:p>-0.27454</text:p>
          </table:table-cell>
          <table:table-cell office:value-type="float" office:value="-0.27951">
            <text:p>-0.27951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formula="of:=[.D16]/2" office:value-type="float" office:value="5.5">
            <text:p>5.5</text:p>
          </table:table-cell>
          <table:table-cell office:value-type="float" office:value="-22.8338">
            <text:p>-22.8338</text:p>
          </table:table-cell>
          <table:table-cell office:value-type="float" office:value="-45.8065">
            <text:p>-45.8065</text:p>
          </table:table-cell>
          <table:table-cell office:value-type="float" office:value="-68.7821">
            <text:p>-68.7821</text:p>
          </table:table-cell>
          <table:table-cell office:value-type="float" office:value="-91.7586">
            <text:p>-91.7586</text:p>
          </table:table-cell>
          <table:table-cell table:formula="of:=[.F16]/[.$J$4]+[.E16]" office:value-type="float" office:value="-0.20845">
            <text:p>-0.20845</text:p>
          </table:table-cell>
          <table:table-cell table:formula="of:=[.G16]/[.$K$4]+[.E16]" office:value-type="float" office:value="-0.2258125">
            <text:p>-0.2258125</text:p>
          </table:table-cell>
          <table:table-cell table:formula="of:=[.H16]/[.$L$4]+[.E16]" office:value-type="float" office:value="-0.231841666666667">
            <text:p>-0.2318416667</text:p>
          </table:table-cell>
          <table:table-cell table:formula="of:=[.I16]/[.$M$4]+[.E16]" office:value-type="float" office:value="-0.2349125">
            <text:p>-0.234912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-0.21809">
            <text:p>-0.21809</text:p>
          </table:table-cell>
          <table:table-cell office:value-type="float" office:value="-0.24105">
            <text:p>-0.24105</text:p>
          </table:table-cell>
          <table:table-cell office:value-type="float" office:value="-0.24938">
            <text:p>-0.24938</text:p>
          </table:table-cell>
          <table:table-cell office:value-type="float" office:value="-0.25408">
            <text:p>-0.25408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formula="of:=[.D17]/2" office:value-type="float" office:value="6">
            <text:p>6</text:p>
          </table:table-cell>
          <table:table-cell office:value-type="float" office:value="-24.7681">
            <text:p>-24.7681</text:p>
          </table:table-cell>
          <table:table-cell office:value-type="float" office:value="-49.664">
            <text:p>-49.664</text:p>
          </table:table-cell>
          <table:table-cell office:value-type="float" office:value="-74.5625">
            <text:p>-74.5625</text:p>
          </table:table-cell>
          <table:table-cell office:value-type="float" office:value="-99.4619">
            <text:p>-99.4619</text:p>
          </table:table-cell>
          <table:table-cell table:formula="of:=[.F17]/[.$J$4]+[.E17]" office:value-type="float" office:value="-0.192025">
            <text:p>-0.192025</text:p>
          </table:table-cell>
          <table:table-cell table:formula="of:=[.G17]/[.$K$4]+[.E17]" office:value-type="float" office:value="-0.208">
            <text:p>-0.208</text:p>
          </table:table-cell>
          <table:table-cell table:formula="of:=[.H17]/[.$L$4]+[.E17]" office:value-type="float" office:value="-0.213541666666667">
            <text:p>-0.2135416667</text:p>
          </table:table-cell>
          <table:table-cell table:formula="of:=[.I17]/[.$M$4]+[.E17]" office:value-type="float" office:value="-0.21636875">
            <text:p>-0.21636875</text:p>
          </table:table-cell>
          <table:table-cell office:value-type="float" office:value="11">
            <text:p>11</text:p>
          </table:table-cell>
          <table:table-cell office:value-type="float" office:value="5.5">
            <text:p>5.5</text:p>
          </table:table-cell>
          <table:table-cell office:value-type="float" office:value="-0.20043">
            <text:p>-0.20043</text:p>
          </table:table-cell>
          <table:table-cell office:value-type="float" office:value="-0.22071">
            <text:p>-0.22071</text:p>
          </table:table-cell>
          <table:table-cell office:value-type="float" office:value="-0.22745">
            <text:p>-0.22745</text:p>
          </table:table-cell>
          <table:table-cell office:value-type="float" office:value="-0.23179">
            <text:p>-0.23179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formula="of:=[.D18]/2" office:value-type="float" office:value="6.5">
            <text:p>6.5</text:p>
          </table:table-cell>
          <table:table-cell office:value-type="float" office:value="-26.7117">
            <text:p>-26.7117</text:p>
          </table:table-cell>
          <table:table-cell office:value-type="float" office:value="-53.5418">
            <text:p>-53.5418</text:p>
          </table:table-cell>
          <table:table-cell office:value-type="float" office:value="-80.3744">
            <text:p>-80.3744</text:p>
          </table:table-cell>
          <table:table-cell office:value-type="float" office:value="-107.208">
            <text:p>-107.208</text:p>
          </table:table-cell>
          <table:table-cell table:formula="of:=[.F18]/[.$J$4]+[.E18]" office:value-type="float" office:value="-0.177925">
            <text:p>-0.177925</text:p>
          </table:table-cell>
          <table:table-cell table:formula="of:=[.G18]/[.$K$4]+[.E18]" office:value-type="float" office:value="-0.192725">
            <text:p>-0.192725</text:p>
          </table:table-cell>
          <table:table-cell table:formula="of:=[.H18]/[.$L$4]+[.E18]" office:value-type="float" office:value="-0.197866666666666">
            <text:p>-0.1978666667</text:p>
          </table:table-cell>
          <table:table-cell table:formula="of:=[.I18]/[.$M$4]+[.E18]" office:value-type="float" office:value="-0.2005">
            <text:p>-0.200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-0.18388">
            <text:p>-0.18388</text:p>
          </table:table-cell>
          <table:table-cell office:value-type="float" office:value="-0.20344">
            <text:p>-0.20344</text:p>
          </table:table-cell>
          <table:table-cell office:value-type="float" office:value="-0.20946">
            <text:p>-0.20946</text:p>
          </table:table-cell>
          <table:table-cell office:value-type="float" office:value="-0.21334">
            <text:p>-0.21334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formula="of:=[.D19]/2" office:value-type="float" office:value="7">
            <text:p>7</text:p>
          </table:table-cell>
          <table:table-cell office:value-type="float" office:value="-28.6629">
            <text:p>-28.6629</text:p>
          </table:table-cell>
          <table:table-cell office:value-type="float" office:value="-57.436">
            <text:p>-57.436</text:p>
          </table:table-cell>
          <table:table-cell office:value-type="float" office:value="-86.2114">
            <text:p>-86.2114</text:p>
          </table:table-cell>
          <table:table-cell office:value-type="float" office:value="-114.988">
            <text:p>-114.988</text:p>
          </table:table-cell>
          <table:table-cell table:formula="of:=[.F19]/[.$J$4]+[.E19]" office:value-type="float" office:value="-0.165725">
            <text:p>-0.165725</text:p>
          </table:table-cell>
          <table:table-cell table:formula="of:=[.G19]/[.$K$4]+[.E19]" office:value-type="float" office:value="-0.1795">
            <text:p>-0.1795</text:p>
          </table:table-cell>
          <table:table-cell table:formula="of:=[.H19]/[.$L$4]+[.E19]" office:value-type="float" office:value="-0.184283333333333">
            <text:p>-0.1842833333</text:p>
          </table:table-cell>
          <table:table-cell table:formula="of:=[.I19]/[.$M$4]+[.E19]" office:value-type="float" office:value="-0.18675">
            <text:p>-0.18675</text:p>
          </table:table-cell>
          <table:table-cell office:value-type="float" office:value="13">
            <text:p>13</text:p>
          </table:table-cell>
          <table:table-cell office:value-type="float" office:value="6.5">
            <text:p>6.5</text:p>
          </table:table-cell>
          <table:table-cell office:value-type="float" office:value="-0.17159">
            <text:p>-0.17159</text:p>
          </table:table-cell>
          <table:table-cell office:value-type="float" office:value="-0.18771">
            <text:p>-0.18771</text:p>
          </table:table-cell>
          <table:table-cell office:value-type="float" office:value="-0.19496">
            <text:p>-0.19496</text:p>
          </table:table-cell>
          <table:table-cell office:value-type="float" office:value="-0.19818">
            <text:p>-0.19818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formula="of:=[.D20]/2" office:value-type="float" office:value="7.5">
            <text:p>7.5</text:p>
          </table:table-cell>
          <table:table-cell office:value-type="float" office:value="-30.6202">
            <text:p>-30.6202</text:p>
          </table:table-cell>
          <table:table-cell office:value-type="float" office:value="-61.3436">
            <text:p>-61.3436</text:p>
          </table:table-cell>
          <table:table-cell office:value-type="float" office:value="-92.0691">
            <text:p>-92.0691</text:p>
          </table:table-cell>
          <table:table-cell/>
          <table:table-cell table:formula="of:=[.F20]/[.$J$4]+[.E20]" office:value-type="float" office:value="-0.15505">
            <text:p>-0.15505</text:p>
          </table:table-cell>
          <table:table-cell table:formula="of:=[.G20]/[.$K$4]+[.E20]" office:value-type="float" office:value="-0.16795">
            <text:p>-0.16795</text:p>
          </table:table-cell>
          <table:table-cell table:formula="of:=[.H20]/[.$L$4]+[.E20]" office:value-type="float" office:value="-0.172425000000001">
            <text:p>-0.172425</text:p>
          </table:table-cell>
          <table:table-cell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-0.15974">
            <text:p>-0.15974</text:p>
          </table:table-cell>
          <table:table-cell office:value-type="float" office:value="-0.17453">
            <text:p>-0.17453</text:p>
          </table:table-cell>
          <table:table-cell office:value-type="float" office:value="-0.18167">
            <text:p>-0.18167</text:p>
          </table:table-cell>
          <table:table-cell office:value-type="float" office:value="-0.1851">
            <text:p>-0.1851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formula="of:=[.D21]/2" office:value-type="float" office:value="8">
            <text:p>8</text:p>
          </table:table-cell>
          <table:table-cell office:value-type="float" office:value="-32.5826">
            <text:p>-32.5826</text:p>
          </table:table-cell>
          <table:table-cell office:value-type="float" office:value="-65.2621">
            <text:p>-65.2621</text:p>
          </table:table-cell>
          <table:table-cell office:value-type="float" office:value="-97.9437">
            <text:p>-97.9437</text:p>
          </table:table-cell>
          <table:table-cell/>
          <table:table-cell table:formula="of:=[.F21]/[.$J$4]+[.E21]" office:value-type="float" office:value="-0.14565">
            <text:p>-0.14565</text:p>
          </table:table-cell>
          <table:table-cell table:formula="of:=[.G21]/[.$K$4]+[.E21]" office:value-type="float" office:value="-0.1577625">
            <text:p>-0.1577625</text:p>
          </table:table-cell>
          <table:table-cell table:formula="of:=[.H21]/[.$L$4]+[.E21]" office:value-type="float" office:value="-0.161975">
            <text:p>-0.161975</text:p>
          </table:table-cell>
          <table:table-cell/>
          <table:table-cell office:value-type="float" office:value="15">
            <text:p>15</text:p>
          </table:table-cell>
          <table:table-cell office:value-type="float" office:value="7.5">
            <text:p>7.5</text:p>
          </table:table-cell>
          <table:table-cell office:value-type="float" office:value="-0.14856">
            <text:p>-0.14856</text:p>
          </table:table-cell>
          <table:table-cell office:value-type="float" office:value="-0.16455">
            <text:p>-0.16455</text:p>
          </table:table-cell>
          <table:table-cell office:value-type="float" office:value="-0.16938">
            <text:p>-0.16938</text:p>
          </table:table-cell>
          <table:table-cell office:value-type="float" office:value="-0.17272">
            <text:p>-0.17272</text:p>
          </table:table-cell>
        </table:table-row>
        <table:table-row table:style-name="ro1">
          <table:table-cell table:number-columns-repeated="13"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-0.13958">
            <text:p>-0.13958</text:p>
          </table:table-cell>
          <table:table-cell office:value-type="float" office:value="-0.15419">
            <text:p>-0.15419</text:p>
          </table:table-cell>
          <table:table-cell office:value-type="float" office:value="-0.15886">
            <text:p>-0.15886</text:p>
          </table:table-cell>
          <table:table-cell office:value-type="float" office:value="-0.16214">
            <text:p>-0.16214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6"/>
          <table:table-cell/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D5]" office:value-type="float" office:value="0">
            <text:p>0</text:p>
          </table:table-cell>
          <table:table-cell table:formula="of:=[.E5]" office:value-type="float" office:value="0">
            <text:p>0</text:p>
          </table:table-cell>
          <table:table-cell table:formula="of:=-[.J5]+[.P6]" office:value-type="float" office:value="-0.0001049999999998">
            <text:p>-0.000105</text:p>
          </table:table-cell>
          <table:table-cell table:formula="of:=-[.K5]+[.Q6]" office:value-type="float" office:value="0.00604249999999995">
            <text:p>0.0060425</text:p>
          </table:table-cell>
          <table:table-cell table:formula="of:=-[.L5]+[.R6]" office:value-type="float" office:value="0.00655166666666673">
            <text:p>0.0065516667</text:p>
          </table:table-cell>
          <table:table-cell table:formula="of:=-[.M5]+[.S6]" office:value-type="float" office:value="0.00630374999999983">
            <text:p>0.00630375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D6]" office:value-type="float" office:value="1">
            <text:p>1</text:p>
          </table:table-cell>
          <table:table-cell table:formula="of:=[.E6]" office:value-type="float" office:value="0.5">
            <text:p>0.5</text:p>
          </table:table-cell>
          <table:table-cell table:formula="of:=-[.J6]+[.P7]" office:value-type="float" office:value="0.000652500000000056">
            <text:p>0.0006525</text:p>
          </table:table-cell>
          <table:table-cell table:formula="of:=-[.K6]+[.Q7]" office:value-type="float" office:value="0.00650000000000006">
            <text:p>0.0065</text:p>
          </table:table-cell>
          <table:table-cell table:formula="of:=-[.L6]+[.R7]" office:value-type="float" office:value="0.00651666666666639">
            <text:p>0.0065166667</text:p>
          </table:table-cell>
          <table:table-cell table:formula="of:=-[.M6]+[.S7]" office:value-type="float" office:value="0.00579874999999996">
            <text:p>0.00579875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D7]" office:value-type="float" office:value="2">
            <text:p>2</text:p>
          </table:table-cell>
          <table:table-cell table:formula="of:=[.E7]" office:value-type="float" office:value="1">
            <text:p>1</text:p>
          </table:table-cell>
          <table:table-cell table:formula="of:=-[.J7]+[.P8]" office:value-type="float" office:value="0.00250499999999998">
            <text:p>0.002505</text:p>
          </table:table-cell>
          <table:table-cell table:formula="of:=-[.K7]+[.Q8]" office:value-type="float" office:value="0.00600999999999996">
            <text:p>0.00601</text:p>
          </table:table-cell>
          <table:table-cell table:formula="of:=-[.L7]+[.R8]" office:value-type="float" office:value="0.00591333333333344">
            <text:p>0.0059133333</text:p>
          </table:table-cell>
          <table:table-cell table:formula="of:=-[.M7]+[.S8]" office:value-type="float" office:value="0.00537874999999988">
            <text:p>0.00537875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D8]" office:value-type="float" office:value="3">
            <text:p>3</text:p>
          </table:table-cell>
          <table:table-cell table:formula="of:=[.E8]" office:value-type="float" office:value="1.5">
            <text:p>1.5</text:p>
          </table:table-cell>
          <table:table-cell table:formula="of:=-[.J8]+[.P9]" office:value-type="float" office:value="0.00804749999999976">
            <text:p>0.0080475</text:p>
          </table:table-cell>
          <table:table-cell table:formula="of:=-[.K8]+[.Q9]" office:value-type="float" office:value="0.00788999999999984">
            <text:p>0.00789</text:p>
          </table:table-cell>
          <table:table-cell table:formula="of:=-[.L8]+[.R9]" office:value-type="float" office:value="0.00627333333333324">
            <text:p>0.0062733333</text:p>
          </table:table-cell>
          <table:table-cell table:formula="of:=-[.M8]+[.S9]" office:value-type="float" office:value="0.00548499999999974">
            <text:p>0.005485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D9]" office:value-type="float" office:value="4">
            <text:p>4</text:p>
          </table:table-cell>
          <table:table-cell table:formula="of:=[.E9]" office:value-type="float" office:value="2">
            <text:p>2</text:p>
          </table:table-cell>
          <table:table-cell table:formula="of:=-[.J9]+[.P10]" office:value-type="float" office:value="0.00895750000000017">
            <text:p>0.0089575</text:p>
          </table:table-cell>
          <table:table-cell table:formula="of:=-[.K9]+[.Q10]" office:value-type="float" office:value="0.00803500000000012">
            <text:p>0.008035</text:p>
          </table:table-cell>
          <table:table-cell table:formula="of:=-[.L9]+[.R10]" office:value-type="float" office:value="0.00678999999999985">
            <text:p>0.00679</text:p>
          </table:table-cell>
          <table:table-cell table:formula="of:=-[.M9]+[.S10]" office:value-type="float" office:value="0.00518500000000011">
            <text:p>0.005185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D10]" office:value-type="float" office:value="5">
            <text:p>5</text:p>
          </table:table-cell>
          <table:table-cell table:formula="of:=[.E10]" office:value-type="float" office:value="2.5">
            <text:p>2.5</text:p>
          </table:table-cell>
          <table:table-cell table:formula="of:=-[.J10]+[.P11]" office:value-type="float" office:value="0.0105999999999997">
            <text:p>0.0106</text:p>
          </table:table-cell>
          <table:table-cell table:formula="of:=-[.K10]+[.Q11]" office:value-type="float" office:value="0.0084674999999998">
            <text:p>0.0084675</text:p>
          </table:table-cell>
          <table:table-cell table:formula="of:=-[.L10]+[.R11]" office:value-type="float" office:value="0.00583">
            <text:p>0.00583</text:p>
          </table:table-cell>
          <table:table-cell table:formula="of:=-[.M10]+[.S11]" office:value-type="float" office:value="0.0047687500000001">
            <text:p>0.00476875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D11]" office:value-type="float" office:value="6">
            <text:p>6</text:p>
          </table:table-cell>
          <table:table-cell table:formula="of:=[.E11]" office:value-type="float" office:value="3">
            <text:p>3</text:p>
          </table:table-cell>
          <table:table-cell table:formula="of:=-[.J11]+[.P12]" office:value-type="float" office:value="0.0113050000000001">
            <text:p>0.011305</text:p>
          </table:table-cell>
          <table:table-cell table:formula="of:=-[.K11]+[.Q12]" office:value-type="float" office:value="0.00792749999999992">
            <text:p>0.0079275</text:p>
          </table:table-cell>
          <table:table-cell table:formula="of:=-[.L11]+[.R12]" office:value-type="float" office:value="0.00574833333333369">
            <text:p>0.0057483333</text:p>
          </table:table-cell>
          <table:table-cell table:formula="of:=-[.M11]+[.S12]" office:value-type="float" office:value="0.00423250000000008">
            <text:p>0.0042325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D12]" office:value-type="float" office:value="7">
            <text:p>7</text:p>
          </table:table-cell>
          <table:table-cell table:formula="of:=[.E12]" office:value-type="float" office:value="3.5">
            <text:p>3.5</text:p>
          </table:table-cell>
          <table:table-cell table:formula="of:=-[.J12]+[.P13]" office:value-type="float" office:value="0.0100050000000002">
            <text:p>0.010005</text:p>
          </table:table-cell>
          <table:table-cell table:formula="of:=-[.K12]+[.Q13]" office:value-type="float" office:value="0.00649749999999982">
            <text:p>0.0064975</text:p>
          </table:table-cell>
          <table:table-cell table:formula="of:=-[.L12]+[.R13]" office:value-type="float" office:value="0.00515833333333304">
            <text:p>0.0051583333</text:p>
          </table:table-cell>
          <table:table-cell table:formula="of:=-[.M12]+[.S13]" office:value-type="float" office:value="0.00374000000000013">
            <text:p>0.00374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D13]" office:value-type="float" office:value="8">
            <text:p>8</text:p>
          </table:table-cell>
          <table:table-cell table:formula="of:=[.E13]" office:value-type="float" office:value="4">
            <text:p>4</text:p>
          </table:table-cell>
          <table:table-cell table:formula="of:=-[.J13]+[.P14]" office:value-type="float" office:value="0.0114200000000001">
            <text:p>0.01142</text:p>
          </table:table-cell>
          <table:table-cell table:formula="of:=-[.K13]+[.Q14]" office:value-type="float" office:value="0.00725999999999993">
            <text:p>0.00726</text:p>
          </table:table-cell>
          <table:table-cell table:formula="of:=-[.L13]+[.R14]" office:value-type="float" office:value="0.00478999999999974">
            <text:p>0.00479</text:p>
          </table:table-cell>
          <table:table-cell table:formula="of:=-[.M13]+[.S14]" office:value-type="float" office:value="0.0033687499999997">
            <text:p>0.00336875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D14]" office:value-type="float" office:value="9">
            <text:p>9</text:p>
          </table:table-cell>
          <table:table-cell table:formula="of:=[.E14]" office:value-type="float" office:value="4.5">
            <text:p>4.5</text:p>
          </table:table-cell>
          <table:table-cell table:formula="of:=-[.J14]+[.P15]" office:value-type="float" office:value="0.00980000000000009">
            <text:p>0.0098</text:p>
          </table:table-cell>
          <table:table-cell table:formula="of:=-[.K14]+[.Q15]" office:value-type="float" office:value="0.00701500000000016">
            <text:p>0.007015</text:p>
          </table:table-cell>
          <table:table-cell table:formula="of:=-[.L14]+[.R15]" office:value-type="float" office:value="0.0047600000000001">
            <text:p>0.00476</text:p>
          </table:table-cell>
          <table:table-cell table:formula="of:=-[.M14]+[.S15]" office:value-type="float" office:value="0.00349000000000033">
            <text:p>0.00349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D15]" office:value-type="float" office:value="10">
            <text:p>10</text:p>
          </table:table-cell>
          <table:table-cell table:formula="of:=[.E15]" office:value-type="float" office:value="5">
            <text:p>5</text:p>
          </table:table-cell>
          <table:table-cell table:formula="of:=-[.J15]+[.P16]" office:value-type="float" office:value="0.00978500000000004">
            <text:p>0.009785</text:p>
          </table:table-cell>
          <table:table-cell table:formula="of:=-[.K15]+[.Q16]" office:value-type="float" office:value="0.00580000000000022">
            <text:p>0.0058</text:p>
          </table:table-cell>
          <table:table-cell table:formula="of:=-[.L15]+[.R16]" office:value-type="float" office:value="0.00406999999999993">
            <text:p>0.00407</text:p>
          </table:table-cell>
          <table:table-cell table:formula="of:=-[.M15]+[.S16]" office:value-type="float" office:value="0.00272625000000032">
            <text:p>0.00272625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D16]" office:value-type="float" office:value="11">
            <text:p>11</text:p>
          </table:table-cell>
          <table:table-cell table:formula="of:=[.E16]" office:value-type="float" office:value="5.5">
            <text:p>5.5</text:p>
          </table:table-cell>
          <table:table-cell table:formula="of:=-[.J16]+[.P17]" office:value-type="float" office:value="0.00802">
            <text:p>0.00802</text:p>
          </table:table-cell>
          <table:table-cell table:formula="of:=-[.K16]+[.Q17]" office:value-type="float" office:value="0.00510249999999995">
            <text:p>0.0051025</text:p>
          </table:table-cell>
          <table:table-cell table:formula="of:=-[.L16]+[.R17]" office:value-type="float" office:value="0.00439166666666693">
            <text:p>0.0043916667</text:p>
          </table:table-cell>
          <table:table-cell table:formula="of:=-[.M16]+[.S17]" office:value-type="float" office:value="0.00312250000000006">
            <text:p>0.0031225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D17]" office:value-type="float" office:value="12">
            <text:p>12</text:p>
          </table:table-cell>
          <table:table-cell table:formula="of:=[.E17]" office:value-type="float" office:value="6">
            <text:p>6</text:p>
          </table:table-cell>
          <table:table-cell table:formula="of:=-[.J17]+[.P18]" office:value-type="float" office:value="0.0081450000000001">
            <text:p>0.008145</text:p>
          </table:table-cell>
          <table:table-cell table:formula="of:=-[.K17]+[.Q18]" office:value-type="float" office:value="0.00456000000000017">
            <text:p>0.00456</text:p>
          </table:table-cell>
          <table:table-cell table:formula="of:=-[.L17]+[.R18]" office:value-type="float" office:value="0.00408166666666696">
            <text:p>0.0040816667</text:p>
          </table:table-cell>
          <table:table-cell table:formula="of:=-[.M17]+[.S18]" office:value-type="float" office:value="0.00302874999999997">
            <text:p>0.00302875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D18]" office:value-type="float" office:value="13">
            <text:p>13</text:p>
          </table:table-cell>
          <table:table-cell table:formula="of:=[.E18]" office:value-type="float" office:value="6.5">
            <text:p>6.5</text:p>
          </table:table-cell>
          <table:table-cell table:formula="of:=-[.J18]+[.P19]" office:value-type="float" office:value="0.00633500000000009">
            <text:p>0.006335</text:p>
          </table:table-cell>
          <table:table-cell table:formula="of:=-[.K18]+[.Q19]" office:value-type="float" office:value="0.00501500000000024">
            <text:p>0.005015</text:p>
          </table:table-cell>
          <table:table-cell table:formula="of:=-[.L18]+[.R19]" office:value-type="float" office:value="0.00290666666666617">
            <text:p>0.0029066667</text:p>
          </table:table-cell>
          <table:table-cell table:formula="of:=-[.M18]+[.S19]" office:value-type="float" office:value="0.00231999999999988">
            <text:p>0.00232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D19]" office:value-type="float" office:value="14">
            <text:p>14</text:p>
          </table:table-cell>
          <table:table-cell table:formula="of:=[.E19]" office:value-type="float" office:value="7">
            <text:p>7</text:p>
          </table:table-cell>
          <table:table-cell table:formula="of:=-[.J19]+[.P20]" office:value-type="float" office:value="0.0059850000000001">
            <text:p>0.005985</text:p>
          </table:table-cell>
          <table:table-cell table:formula="of:=-[.K19]+[.Q20]" office:value-type="float" office:value="0.00496999999999997">
            <text:p>0.00497</text:p>
          </table:table-cell>
          <table:table-cell table:formula="of:=-[.L19]+[.R20]" office:value-type="float" office:value="0.00261333333333311">
            <text:p>0.0026133333</text:p>
          </table:table-cell>
          <table:table-cell table:formula="of:=-[.M19]+[.S20]" office:value-type="float" office:value="0.00164999999999996">
            <text:p>0.00165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D20]" office:value-type="float" office:value="15">
            <text:p>15</text:p>
          </table:table-cell>
          <table:table-cell table:formula="of:=[.E20]" office:value-type="float" office:value="7.5">
            <text:p>7.5</text:p>
          </table:table-cell>
          <table:table-cell table:formula="of:=-[.J20]+[.P21]" office:value-type="float" office:value="0.00649000000000011">
            <text:p>0.00649</text:p>
          </table:table-cell>
          <table:table-cell table:formula="of:=-[.K20]+[.Q21]" office:value-type="float" office:value="0.00340000000000026">
            <text:p>0.0034</text:p>
          </table:table-cell>
          <table:table-cell table:formula="of:=-[.L20]+[.R21]" office:value-type="float" office:value="0.00304500000000049">
            <text:p>0.003045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D21]" office:value-type="float" office:value="16">
            <text:p>16</text:p>
          </table:table-cell>
          <table:table-cell table:formula="of:=[.E21]" office:value-type="float" office:value="8">
            <text:p>8</text:p>
          </table:table-cell>
          <table:table-cell table:formula="of:=-[.J21]+[.P22]" office:value-type="float" office:value="0.00606999999999983">
            <text:p>0.00607</text:p>
          </table:table-cell>
          <table:table-cell table:formula="of:=-[.K21]+[.Q22]" office:value-type="float" office:value="0.00357250000000045">
            <text:p>0.0035725</text:p>
          </table:table-cell>
          <table:table-cell table:formula="of:=-[.L21]+[.R22]" office:value-type="float" office:value="0.00311499999999998">
            <text:p>0.003115</text:p>
          </table:table-cell>
          <table:table-cell table:number-columns-repeated="8"/>
        </table:table-row>
      </table:table>
      <table:table table:name="Sheet2" table:style-name="ta1">
        <table:table-column table:style-name="co4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19.6759">
            <text:p>-19.6759</text:p>
          </table:table-cell>
          <table:table-cell table:number-columns-repeated="2" office:value-type="float" office:value="-1.22974375">
            <text:p>-1.22974375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-23.9939">
            <text:p>-23.9939</text:p>
          </table:table-cell>
          <table:table-cell office:value-type="float" office:value="-1.49961875">
            <text:p>-1.49961875</text:p>
          </table:table-cell>
          <table:table-cell office:value-type="float" office:value="-0.99961875">
            <text:p>-0.99961875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-28.9667">
            <text:p>-28.9667</text:p>
          </table:table-cell>
          <table:table-cell office:value-type="float" office:value="-1.81041875">
            <text:p>-1.81041875</text:p>
          </table:table-cell>
          <table:table-cell office:value-type="float" office:value="-0.81041875">
            <text:p>-0.81041875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-34.602">
            <text:p>-34.602</text:p>
          </table:table-cell>
          <table:table-cell office:value-type="float" office:value="-2.162625">
            <text:p>-2.162625</text:p>
          </table:table-cell>
          <table:table-cell office:value-type="float" office:value="-0.662625">
            <text:p>-0.662625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40.8188">
            <text:p>-40.8188</text:p>
          </table:table-cell>
          <table:table-cell office:value-type="float" office:value="-2.551175">
            <text:p>-2.551175</text:p>
          </table:table-cell>
          <table:table-cell office:value-type="float" office:value="-0.551175">
            <text:p>-0.551175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-47.4795">
            <text:p>-47.4795</text:p>
          </table:table-cell>
          <table:table-cell office:value-type="float" office:value="-2.96746875">
            <text:p>-2.96746875</text:p>
          </table:table-cell>
          <table:table-cell office:value-type="float" office:value="-0.46746875">
            <text:p>-0.46746875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-54.4594">
            <text:p>-54.4594</text:p>
          </table:table-cell>
          <table:table-cell office:value-type="float" office:value="-3.4037125">
            <text:p>-3.4037125</text:p>
          </table:table-cell>
          <table:table-cell office:value-type="float" office:value="-0.4037125">
            <text:p>-0.4037125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-61.6664">
            <text:p>-61.6664</text:p>
          </table:table-cell>
          <table:table-cell office:value-type="float" office:value="-3.85415">
            <text:p>-3.85415</text:p>
          </table:table-cell>
          <table:table-cell office:value-type="float" office:value="-0.35415">
            <text:p>-0.35415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-69.0371">
            <text:p>-69.0371</text:p>
          </table:table-cell>
          <table:table-cell office:value-type="float" office:value="-4.31481875">
            <text:p>-4.31481875</text:p>
          </table:table-cell>
          <table:table-cell office:value-type="float" office:value="-0.31481875">
            <text:p>-0.31481875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-76.528">
            <text:p>-76.528</text:p>
          </table:table-cell>
          <table:table-cell office:value-type="float" office:value="-4.783">
            <text:p>-4.783</text:p>
          </table:table-cell>
          <table:table-cell office:value-type="float" office:value="-0.283">
            <text:p>-0.283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-84.1089">
            <text:p>-84.1089</text:p>
          </table:table-cell>
          <table:table-cell office:value-type="float" office:value="-5.25680625">
            <text:p>-5.25680625</text:p>
          </table:table-cell>
          <table:table-cell office:value-type="float" office:value="-0.25680625">
            <text:p>-0.25680625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-91.7586">
            <text:p>-91.7586</text:p>
          </table:table-cell>
          <table:table-cell office:value-type="float" office:value="-5.7349125">
            <text:p>-5.7349125</text:p>
          </table:table-cell>
          <table:table-cell office:value-type="float" office:value="-0.2349125">
            <text:p>-0.2349125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99.4619">
            <text:p>-99.4619</text:p>
          </table:table-cell>
          <table:table-cell office:value-type="float" office:value="-6.21636875">
            <text:p>-6.21636875</text:p>
          </table:table-cell>
          <table:table-cell office:value-type="float" office:value="-0.21636875">
            <text:p>-0.21636875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-107.208">
            <text:p>-107.208</text:p>
          </table:table-cell>
          <table:table-cell office:value-type="float" office:value="-6.7005">
            <text:p>-6.7005</text:p>
          </table:table-cell>
          <table:table-cell office:value-type="float" office:value="-0.2005">
            <text:p>-0.2005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-114.988">
            <text:p>-114.988</text:p>
          </table:table-cell>
          <table:table-cell office:value-type="float" office:value="-7.18675">
            <text:p>-7.18675</text:p>
          </table:table-cell>
          <table:table-cell office:value-type="float" office:value="-0.18675">
            <text:p>-0.18675</text:p>
          </table:table-cell>
        </table:table-row>
      </table:table>
      <table:database-ranges>
        <table:database-range table:name="__Anonymous_Sheet_DB__0" table:target-range-address="Sheet1.A1:Sheet1.E51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01/13/2012</text:date>, <text:time>19:4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3T19:46:39</dc:date>
    <meta:generator>LibreOffice/3.4$Unix LibreOffice_project/340m1$Build-402</meta:generator>
    <meta:editing-duration>PT7H30M3S</meta:editing-duration>
    <meta:editing-cycles>13</meta:editing-cycles>
    <meta:document-statistic meta:table-count="2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auto-position="true" chart:auto-size="true" chart:treat-empty-cells="ignore" chart:spline-order="6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3.454cm" style:legend-expansion="high" chart:style-name="ch2"/>
        <chart:plot-area chart:style-name="ch3" table:cell-range-address="Sheet1.G24:Sheet1.G41 Sheet1.I24:Sheet1.L41" chart:data-source-has-labels="row" svg:x="0.77cm" svg:y="0.855cm" svg:width="12.876cm" svg:height="7.545cm">
          <chartooo:coordinate-region svg:x="1.974cm" svg:y="1.054cm" svg:width="11.485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5:Sheet1.I41" chart:label-cell-address="Sheet1.I24:Sheet1.I24" chart:class="chart:scatter">
            <chart:domain table:cell-range-address="Sheet1.G25:Sheet1.G41"/>
            <chart:data-point chart:repeated="17"/>
          </chart:series>
          <chart:series chart:style-name="ch7" chart:values-cell-range-address="Sheet1.J25:Sheet1.J41" chart:label-cell-address="Sheet1.J24:Sheet1.J24" chart:class="chart:scatter">
            <chart:data-point chart:repeated="17"/>
          </chart:series>
          <chart:series chart:style-name="ch8" chart:values-cell-range-address="Sheet1.K25:Sheet1.K41" chart:label-cell-address="Sheet1.K24:Sheet1.K24" chart:class="chart:scatter">
            <chart:data-point chart:repeated="17"/>
          </chart:series>
          <chart:series chart:style-name="ch9" chart:values-cell-range-address="Sheet1.L25:Sheet1.L41" chart:label-cell-address="Sheet1.L24:Sheet1.L24" chart:class="chart:scatte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4</text:p>
                <draw:g>
                  <svg:desc>Sheet1.I24:Sheet1.I24</svg:desc>
                </draw:g>
              </table:table-cell>
              <table:table-cell office:value-type="string">
                <text:p>8</text:p>
                <draw:g>
                  <svg:desc>Sheet1.J24:Sheet1.J24</svg:desc>
                </draw:g>
              </table:table-cell>
              <table:table-cell office:value-type="string">
                <text:p>12</text:p>
                <draw:g>
                  <svg:desc>Sheet1.K24:Sheet1.K24</svg:desc>
                </draw:g>
              </table:table-cell>
              <table:table-cell office:value-type="string">
                <text:p>16</text:p>
                <draw:g>
                  <svg:desc>Sheet1.L24:Sheet1.L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5:Sheet1.G41</svg:desc>
                </draw:g>
              </table:table-cell>
              <table:table-cell office:value-type="float" office:value="-0.0001049999999998">
                <text:p>-0.0001049999999998</text:p>
                <draw:g>
                  <svg:desc>Sheet1.I25:Sheet1.I41</svg:desc>
                </draw:g>
              </table:table-cell>
              <table:table-cell office:value-type="float" office:value="0.00604249999999995">
                <text:p>0.00604249999999995</text:p>
                <draw:g>
                  <svg:desc>Sheet1.J25:Sheet1.J41</svg:desc>
                </draw:g>
              </table:table-cell>
              <table:table-cell office:value-type="float" office:value="0.00655166666666673">
                <text:p>0.00655166666666673</text:p>
                <draw:g>
                  <svg:desc>Sheet1.K25:Sheet1.K41</svg:desc>
                </draw:g>
              </table:table-cell>
              <table:table-cell office:value-type="float" office:value="0.00630374999999983">
                <text:p>0.00630374999999983</text:p>
                <draw:g>
                  <svg:desc>Sheet1.L25:Sheet1.L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652500000000056">
                <text:p>0.000652500000000056</text:p>
              </table:table-cell>
              <table:table-cell office:value-type="float" office:value="0.00650000000000006">
                <text:p>0.00650000000000006</text:p>
              </table:table-cell>
              <table:table-cell office:value-type="float" office:value="0.00651666666666639">
                <text:p>0.00651666666666639</text:p>
              </table:table-cell>
              <table:table-cell office:value-type="float" office:value="0.00579874999999996">
                <text:p>0.00579874999999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250499999999998">
                <text:p>0.00250499999999998</text:p>
              </table:table-cell>
              <table:table-cell office:value-type="float" office:value="0.00600999999999996">
                <text:p>0.00600999999999996</text:p>
              </table:table-cell>
              <table:table-cell office:value-type="float" office:value="0.00591333333333344">
                <text:p>0.00591333333333344</text:p>
              </table:table-cell>
              <table:table-cell office:value-type="float" office:value="0.00537874999999988">
                <text:p>0.005378749999999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804749999999976">
                <text:p>0.00804749999999976</text:p>
              </table:table-cell>
              <table:table-cell office:value-type="float" office:value="0.00788999999999984">
                <text:p>0.00788999999999984</text:p>
              </table:table-cell>
              <table:table-cell office:value-type="float" office:value="0.00627333333333324">
                <text:p>0.00627333333333324</text:p>
              </table:table-cell>
              <table:table-cell office:value-type="float" office:value="0.00548499999999974">
                <text:p>0.00548499999999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895750000000017">
                <text:p>0.00895750000000017</text:p>
              </table:table-cell>
              <table:table-cell office:value-type="float" office:value="0.00803500000000012">
                <text:p>0.00803500000000012</text:p>
              </table:table-cell>
              <table:table-cell office:value-type="float" office:value="0.00678999999999985">
                <text:p>0.00678999999999985</text:p>
              </table:table-cell>
              <table:table-cell office:value-type="float" office:value="0.00518500000000011">
                <text:p>0.00518500000000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105999999999997">
                <text:p>0.0105999999999997</text:p>
              </table:table-cell>
              <table:table-cell office:value-type="float" office:value="0.0084674999999998">
                <text:p>0.0084674999999998</text:p>
              </table:table-cell>
              <table:table-cell office:value-type="float" office:value="0.00583">
                <text:p>0.00583</text:p>
              </table:table-cell>
              <table:table-cell office:value-type="float" office:value="0.0047687500000001">
                <text:p>0.00476875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113050000000001">
                <text:p>0.0113050000000001</text:p>
              </table:table-cell>
              <table:table-cell office:value-type="float" office:value="0.00792749999999992">
                <text:p>0.00792749999999992</text:p>
              </table:table-cell>
              <table:table-cell office:value-type="float" office:value="0.00574833333333369">
                <text:p>0.00574833333333369</text:p>
              </table:table-cell>
              <table:table-cell office:value-type="float" office:value="0.00423250000000008">
                <text:p>0.00423250000000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100050000000002">
                <text:p>0.0100050000000002</text:p>
              </table:table-cell>
              <table:table-cell office:value-type="float" office:value="0.00649749999999982">
                <text:p>0.00649749999999982</text:p>
              </table:table-cell>
              <table:table-cell office:value-type="float" office:value="0.00515833333333304">
                <text:p>0.00515833333333304</text:p>
              </table:table-cell>
              <table:table-cell office:value-type="float" office:value="0.00374000000000013">
                <text:p>0.00374000000000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114200000000001">
                <text:p>0.0114200000000001</text:p>
              </table:table-cell>
              <table:table-cell office:value-type="float" office:value="0.00725999999999993">
                <text:p>0.00725999999999993</text:p>
              </table:table-cell>
              <table:table-cell office:value-type="float" office:value="0.00478999999999974">
                <text:p>0.00478999999999974</text:p>
              </table:table-cell>
              <table:table-cell office:value-type="float" office:value="0.0033687499999997">
                <text:p>0.0033687499999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980000000000009">
                <text:p>0.00980000000000009</text:p>
              </table:table-cell>
              <table:table-cell office:value-type="float" office:value="0.00701500000000016">
                <text:p>0.00701500000000016</text:p>
              </table:table-cell>
              <table:table-cell office:value-type="float" office:value="0.0047600000000001">
                <text:p>0.0047600000000001</text:p>
              </table:table-cell>
              <table:table-cell office:value-type="float" office:value="0.00349000000000033">
                <text:p>0.003490000000000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978500000000004">
                <text:p>0.00978500000000004</text:p>
              </table:table-cell>
              <table:table-cell office:value-type="float" office:value="0.00580000000000022">
                <text:p>0.00580000000000022</text:p>
              </table:table-cell>
              <table:table-cell office:value-type="float" office:value="0.00406999999999993">
                <text:p>0.00406999999999993</text:p>
              </table:table-cell>
              <table:table-cell office:value-type="float" office:value="0.00272625000000032">
                <text:p>0.002726250000000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802">
                <text:p>0.00802</text:p>
              </table:table-cell>
              <table:table-cell office:value-type="float" office:value="0.00510249999999995">
                <text:p>0.00510249999999995</text:p>
              </table:table-cell>
              <table:table-cell office:value-type="float" office:value="0.00439166666666693">
                <text:p>0.00439166666666693</text:p>
              </table:table-cell>
              <table:table-cell office:value-type="float" office:value="0.00312250000000006">
                <text:p>0.00312250000000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81450000000001">
                <text:p>0.0081450000000001</text:p>
              </table:table-cell>
              <table:table-cell office:value-type="float" office:value="0.00456000000000017">
                <text:p>0.00456000000000017</text:p>
              </table:table-cell>
              <table:table-cell office:value-type="float" office:value="0.00408166666666696">
                <text:p>0.00408166666666696</text:p>
              </table:table-cell>
              <table:table-cell office:value-type="float" office:value="0.00302874999999997">
                <text:p>0.00302874999999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633500000000009">
                <text:p>0.00633500000000009</text:p>
              </table:table-cell>
              <table:table-cell office:value-type="float" office:value="0.00501500000000024">
                <text:p>0.00501500000000024</text:p>
              </table:table-cell>
              <table:table-cell office:value-type="float" office:value="0.00290666666666617">
                <text:p>0.00290666666666617</text:p>
              </table:table-cell>
              <table:table-cell office:value-type="float" office:value="0.00231999999999988">
                <text:p>0.002319999999999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59850000000001">
                <text:p>0.0059850000000001</text:p>
              </table:table-cell>
              <table:table-cell office:value-type="float" office:value="0.00496999999999997">
                <text:p>0.00496999999999997</text:p>
              </table:table-cell>
              <table:table-cell office:value-type="float" office:value="0.00261333333333311">
                <text:p>0.00261333333333311</text:p>
              </table:table-cell>
              <table:table-cell office:value-type="float" office:value="0.00164999999999996">
                <text:p>0.00164999999999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649000000000011">
                <text:p>0.00649000000000011</text:p>
              </table:table-cell>
              <table:table-cell office:value-type="float" office:value="0.00340000000000026">
                <text:p>0.00340000000000026</text:p>
              </table:table-cell>
              <table:table-cell office:value-type="float" office:value="0.00304500000000049">
                <text:p>0.00304500000000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606999999999983">
                <text:p>0.00606999999999983</text:p>
              </table:table-cell>
              <table:table-cell office:value-type="float" office:value="0.00357250000000045">
                <text:p>0.00357250000000045</text:p>
              </table:table-cell>
              <table:table-cell office:value-type="float" office:value="0.00311499999999998">
                <text:p>0.003114999999999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